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220.25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5.51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style:writing-mode="lr-tb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style:writing-mode="lr-tb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lr-tb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duArdu_Rev_B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Quantity</text:p>
          </table:table-cell>
          <table:table-cell table:style-name="ce8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11" table:number-columns-repeated="1020"/>
        </table:table-row>
        <table:table-row table:style-name="ro2">
          <table:table-cell table:style-name="ce6" office:value-type="string" calcext:value-type="string">
            <text:p><text:s text:c="2"/>СВЕТОДИОД МАТРИЦА 8x8 GYXM-1588ASRD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9</text:p>
          </table:table-cell>
          <table:table-cell table:style-name="ce6" office:value-type="string" calcext:value-type="string">
            <text:p>GYX1588AB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<text:s/>SMD КОНД 0805 47 UF 6.3V 20%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C11, C12, C17, C18, C24, C25, C26</text:p>
          </table:table-cell>
          <table:table-cell table:style-name="ce6" office:value-type="string" calcext:value-type="string">
            <text:p>C_0805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КОНД 0603 1 UF 10V X5R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C1,C6,C13,C16,C22,C23</text:p>
          </table:table-cell>
          <table:table-cell table:style-name="ce6" office:value-type="string" calcext:value-type="string">
            <text:p>C_0603_5MIL_DWS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SMD РЕЗ 0402 10 M 5%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R26, R27, R28, R29, R30, R31</text:p>
          </table:table-cell>
          <table:table-cell table:style-name="ce6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СЪЕДИНИТЕЛ DW02R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BAT_CON1</text:p>
          </table:table-cell>
          <table:table-cell table:style-name="ce6" office:value-type="string" calcext:value-type="string">
            <text:p>LIPO_BAT-CON2DW02R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PIR-SB31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PIR1</text:p>
          </table:table-cell>
          <table:table-cell table:style-name="ce6" office:value-type="string" calcext:value-type="string">
            <text:p>HN1x3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ИС VS1838B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3</text:p>
          </table:table-cell>
          <table:table-cell table:style-name="ce6" office:value-type="string" calcext:value-type="string">
            <text:p>RPM7236-H8-V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MD СЪЕДИНИТЕЛ B-V-10-LF (GBH254SMT-10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EXT1</text:p>
          </table:table-cell>
          <table:table-cell table:style-name="ce6" office:value-type="string" calcext:value-type="string">
            <text:p>UEXTM-SMD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ИС LM358DR SOIC8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10</text:p>
          </table:table-cell>
          <table:table-cell table:style-name="ce6" office:value-type="string" calcext:value-type="string">
            <text:p>SO-8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<text:s/>SMD РЕЗ 0402 10 K 5%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R2, R3, R8, R10, R11, R18, R20, R21, R22, R25</text:p>
          </table:table-cell>
          <table:table-cell table:style-name="ce6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<text:s/>SMD РЕЗ 0402 20 K 5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24</text:p>
          </table:table-cell>
          <table:table-cell table:style-name="ce6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РЕЗ 0402 100 OHM 1%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1">R14,</text:span>R17,R19</text:p>
          </table:table-cell>
          <table:table-cell table:style-name="ce6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РЕЗ 0402 100 K 5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16</text:p>
          </table:table-cell>
          <table:table-cell table:style-name="ce6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РЕЗ 0402 1 K 5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15</text:p>
          </table:table-cell>
          <table:table-cell table:style-name="ce6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NS-LDR5MM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7</text:p>
          </table:table-cell>
          <table:table-cell table:style-name="ce6" office:value-type="string" calcext:value-type="string">
            <text:p>R_PHOTO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MD СЪЕДИНИТЕЛ MISB-SWMM-5B-LF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SB1</text:p>
          </table:table-cell>
          <table:table-cell table:style-name="ce6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ИС AP1231-3.3V (SOT23-5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VR1</text:p>
          </table:table-cell>
          <table:table-cell table:style-name="ce6" office:value-type="string" calcext:value-type="string">
            <text:p>SOT-23-5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<text:s/>SMD ИС TCN75AVOA71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4</text:p>
          </table:table-cell>
          <table:table-cell table:style-name="ce6" office:value-type="string" calcext:value-type="string">
            <text:p>SO-8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BL4054B-42TPRN(SOT23-5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6" office:value-type="string" calcext:value-type="string">
            <text:p>SOT-23-5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РЕЗ 0402 2 K 5%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R1,R4,R9,R23</text:p>
          </table:table-cell>
          <table:table-cell table:style-name="ce6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РЕЗ 1206 6.8 OHM 5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13</text:p>
          </table:table-cell>
          <table:table-cell table:style-name="ce6" office:value-type="string" calcext:value-type="string">
            <text:p>R_1206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РЕЗ 0402 22 OHM 5%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R5,R6,R12</text:p>
          </table:table-cell>
          <table:table-cell table:style-name="ce6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СВЕТОДИОД 0603 ЖЪЛТ 300 mC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LED1,LED4,LED6</text:p>
          </table:table-cell>
          <table:table-cell table:style-name="ce6" office:value-type="string" calcext:value-type="string">
            <text:p>LED_0603_KA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WS2812S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LED5</text:p>
          </table:table-cell>
          <table:table-cell table:style-name="ce6" office:value-type="string" calcext:value-type="string">
            <text:p>WS2812_NO_SIL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<text:s/>SMD СВЕТОДИОД 0603 ЗЕЛЕН 300 mCd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LED2,LED3</text:p>
          </table:table-cell>
          <table:table-cell table:style-name="ce6" office:value-type="string" calcext:value-type="string">
            <text:p>LED_0603_KA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IRML64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FET1</text:p>
          </table:table-cell>
          <table:table-cell table:style-name="ce6" office:value-type="string" calcext:value-type="string">
            <text:p>SOT23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ДИОД 1N5819 (SS14) SMA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1</text:p>
          </table:table-cell>
          <table:table-cell table:style-name="ce6" office:value-type="string" calcext:value-type="string">
            <text:p>SMA-KA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КОНД 0402 47 PF C0G 5% 50VDC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21</text:p>
          </table:table-cell>
          <table:table-cell table:style-name="ce6" office:value-type="string" calcext:value-type="string">
            <text:p>C_0402_5MIL_DWS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MD КОНД 0402 100 NF 10% 10VDC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C5, C8, C9, C10, C14, C15, C19, C20</text:p>
          </table:table-cell>
          <table:table-cell table:style-name="ce6" office:value-type="string" calcext:value-type="string">
            <text:p>C_0402_5MIL_DW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MD КОНД 0603 2.2 UF X5R 6.3VDC 10%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C2,C7</text:p>
          </table:table-cell>
          <table:table-cell table:style-name="ce6" office:value-type="string" calcext:value-type="string">
            <text:p>C_0603_5MIL_DWS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КОНД 0402 20 PF NP0 50VDC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C3,C4</text:p>
          </table:table-cell>
          <table:table-cell table:style-name="ce6" office:value-type="string" calcext:value-type="string">
            <text:p>C_0402_5MIL_DW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A1206_(4x0603)_4B8_22R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RM1,RM2</text:p>
          </table:table-cell>
          <table:table-cell table:style-name="ce6" office:value-type="string" calcext:value-type="string">
            <text:p>RA1206_(4X0603)_4B8_mine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ИС ULN2003AD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U7,U8</text:p>
          </table:table-cell>
          <table:table-cell table:style-name="ce6" office:value-type="string" calcext:value-type="string">
            <text:p>SO-16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MD ИС 74HC595D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U5,U6</text:p>
          </table:table-cell>
          <table:table-cell table:style-name="ce6" office:value-type="string" calcext:value-type="string">
            <text:p>SO-16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NS-HCSR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SON1</text:p>
          </table:table-cell>
          <table:table-cell table:style-name="ce6" office:value-type="string" calcext:value-type="string">
            <text:p>USONIC-PING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HN1x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SERVO1,SERVO2</text:p>
          </table:table-cell>
          <table:table-cell table:style-name="ce6" office:value-type="string" calcext:value-type="string">
            <text:p>HN1x3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T1107A(6x3,8x2,5MM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SW1</text:p>
          </table:table-cell>
          <table:table-cell table:style-name="ce6" office:value-type="string" calcext:value-type="string">
            <text:p>T1107A(6x3,8x2,5MM)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ATmega32U4-AU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2</text:p>
          </table:table-cell>
          <table:table-cell table:style-name="ce6" office:value-type="string" calcext:value-type="string">
            <text:p>TQFP4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16.000MHz/SMD5x3.2/12pF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Q1</text:p>
          </table:table-cell>
          <table:table-cell table:style-name="ce6" office:value-type="string" calcext:value-type="string">
            <text:p>HCX-4S_2Pins_5.0x3.2mm</text:p>
          </table:table-cell>
          <table:table-cell table:number-columns-repeated="1020"/>
        </table:table-row>
        <table:table-row table:style-name="ro6">
          <table:table-cell table:style-name="ce6" office:value-type="string" calcext:value-type="string">
            <text:p>МИКРОФОН AMF-O97A44-NBAB C.MIC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K1</text:p>
          </table:table-cell>
          <table:table-cell table:style-name="ce6" office:value-type="string" calcext:value-type="string">
            <text:p>MIC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IR33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LED7</text:p>
          </table:table-cell>
          <table:table-cell table:style-name="ce6" office:value-type="string" calcext:value-type="string">
            <text:p>LED-5mm-PTH-AK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JOYSTICK 10K-CAP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JS1</text:p>
          </table:table-cell>
          <table:table-cell table:style-name="ce6" office:value-type="string" calcext:value-type="string">
            <text:p>JOYSTICK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BUZZER 1221P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BUZ1</text:p>
          </table:table-cell>
          <table:table-cell table:style-name="ce6" office:value-type="string" calcext:value-type="string">
            <text:p>BUZZER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UBBER-FEETS-B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  <table:table-cell table:style-name="ce6"/>
          <table:table-cell table:number-columns-repeated="1020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7.35pt" fo:margin-bottom="27.3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09:46:19.034625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10:14:52.000886462</dc:date>
    <meta:editing-duration>PT58M16S</meta:editing-duration>
    <meta:editing-cycles>29</meta:editing-cycles>
    <meta:generator>LibreOffice/6.0.6.2$Linux_X86_64 LibreOffice_project/00m0$Build-2</meta:generator>
    <meta:print-date>2018-11-28T15:33:33.092222741</meta:print-date>
    <meta:document-statistic meta:table-count="1" meta:cell-count="178" meta:object-count="0"/>
  </office:meta>
</office:document-meta>
</file>